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6.231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6.231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6.231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10.168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5.469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2.032cm" svg:x="22.336cm" svg:y="2.524cm">
          <text:p text:style-name="P1">Raw 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1.778cm" svg:x="22.209cm" svg:y="5.953cm">
          <text:p text:style-name="P1">DrugFreq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763cm" svg:height="1.673cm" svg:x="29.829cm" svg:y="4.556cm">
          <draw:text-box>
            <text:p>Cal Freq with Lower Cases</text:p>
          </draw:text-box>
        </draw:frame>
        <draw:custom-shape draw:style-name="gr4" draw:text-style-name="P1" draw:layer="layout" svg:width="6.731cm" svg:height="2.159cm" svg:x="21.828cm" svg:y="16.748cm">
          <text:p text:style-name="P1">MatchingDrug2.t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2.032cm" svg:x="6.969cm" svg:y="16.875cm">
          <text:p text:style-name="P1">MatchingDrug1.txt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239cm" svg:height="2.384cm" svg:x="5.953cm" svg:y="12.938cm">
          <draw:text-box>
            <text:p>Perfetch Matching</text:p>
            <text:p>With DrugBank</text:p>
            <text:p>+ Having synonyms</text:p>
          </draw:text-box>
        </draw:frame>
        <draw:frame draw:style-name="gr6" draw:text-style-name="P2" draw:layer="layout" svg:width="7.239cm" svg:height="3.095cm" svg:x="22.336cm" svg:y="8.366cm">
          <draw:text-box>
            <text:p><text:line-break/>+ Limited to 6 words<text:line-break/>+ No exception tokens</text:p>
            <text:p/>
          </draw:text-box>
        </draw:frame>
        <draw:frame draw:style-name="gr5" draw:text-style-name="P2" draw:layer="layout" svg:width="6.223cm" svg:height="2.384cm" svg:x="25.257cm" svg:y="12.967cm">
          <draw:text-box>
            <text:p>Partial Matching</text:p>
            <text:p>+ No Typos</text:p>
            <text:p>+ Having synonyms</text:p>
          </draw:text-box>
        </draw:frame>
        <draw:custom-shape draw:style-name="gr7" draw:text-style-name="P1" draw:layer="layout" svg:width="10.668cm" svg:height="2.159cm" svg:x="33.258cm" svg:y="16.494cm">
          <text:p text:style-name="P1">NoMatchingDrugFreq.tx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68cm" svg:height="2.159cm" svg:x="33.131cm" svg:y="20.431cm">
          <text:p text:style-name="P1">CandidateMatchingDrug.txt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62cm" svg:height="1.651cm" svg:x="38.084cm" svg:y="19.034cm">
          <draw:text-box>
            <text:p>Search, Rank Typos </text:p>
          </draw:text-box>
        </draw:frame>
        <draw:custom-shape draw:style-name="gr7" draw:text-style-name="P1" draw:layer="layout" svg:width="10.668cm" svg:height="2.159cm" svg:x="22.082cm" svg:y="29.956cm">
          <text:p text:style-name="P1">FilterCandidateMatchingDrug2.tx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906cm" svg:height="3.095cm" svg:x="24.876cm" svg:y="26.527cm">
          <draw:text-box>
            <text:p>+ First Candidate</text:p>
            <text:p>+ Same first letter</text:p>
            <text:p>+ Missmatch upto 4 chars</text:p>
          </draw:text-box>
        </draw:frame>
        <draw:custom-shape draw:style-name="gr7" draw:text-style-name="P1" draw:layer="layout" svg:width="10.668cm" svg:height="2.159cm" svg:x="33.385cm" svg:y="24.114cm">
          <text:p text:style-name="P1">FilterCandidateMatchingDrug.txt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62cm" svg:height="1.651cm" svg:x="38.338cm" svg:y="22.717cm">
          <draw:text-box>
            <text:p>Remove wrong patterns</text:p>
          </draw:text-box>
        </draw:frame>
        <draw:custom-shape draw:style-name="gr7" draw:text-style-name="P1" draw:layer="layout" svg:width="10.668cm" svg:height="2.159cm" svg:x="17.256cm" svg:y="35.925cm">
          <text:p text:style-name="P1">MatchingDrugTypos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28cm" svg:height="1.673cm" svg:x="24.749cm" svg:y="33.385cm">
          <draw:text-box>
            <text:p>Manually Check</text:p>
          </draw:text-box>
        </draw:frame>
        <draw:custom-shape draw:style-name="gr7" draw:text-style-name="P1" draw:layer="layout" svg:width="10.668cm" svg:height="2.159cm" svg:x="38.973cm" svg:y="30.337cm">
          <text:p text:style-name="P1">ReFilterCandidateMatchingDrug2.tx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68cm" svg:height="2.159cm" svg:x="35.29cm" svg:y="35.671cm">
          <text:p text:style-name="P1">ReFilterCandidateMatchingDrug3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28cm" svg:height="1.673cm" svg:x="31.988cm" svg:y="33.236cm">
          <draw:text-box>
            <text:p>Remain</text:p>
          </draw:text-box>
        </draw:frame>
        <draw:frame draw:style-name="gr3" draw:text-style-name="P2" draw:layer="layout" svg:width="8.128cm" svg:height="1.673cm" svg:x="41.259cm" svg:y="27.394cm">
          <draw:text-box>
            <text:p>Remain</text:p>
          </draw:text-box>
        </draw:frame>
        <draw:custom-shape draw:style-name="gr9" draw:text-style-name="P1" draw:layer="layout" svg:width="5.969cm" svg:height="2.286cm" svg:x="19.415cm" svg:y="22.082cm">
          <text:p text:style-name="P1">CandSaltFreq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18cm" svg:height="1.673cm" svg:x="22.082cm" svg:y="19.669cm">
          <draw:text-box>
            <text:p>Stats word freq (Salts)</text:p>
          </draw:text-box>
        </draw:frame>
        <draw:custom-shape draw:style-name="gr10" draw:text-style-name="P1" draw:layer="layout" svg:width="5.334cm" svg:height="2.286cm" svg:x="17.637cm" svg:y="26.781cm">
          <text:p text:style-name="P1">Salt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94cm" svg:height="1.673cm" svg:x="21.828cm" svg:y="24.981cm">
          <draw:text-box>
            <text:p>Check</text:p>
          </draw:text-box>
        </draw:frame>
        <draw:custom-shape draw:style-name="gr11" draw:text-style-name="P1" draw:layer="layout" svg:width="4.699cm" svg:height="1.778cm" svg:x="6.08cm" svg:y="25.384cm">
          <text:p text:style-name="P1">DrugMap1.t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699cm" svg:height="1.778cm" svg:x="5.953cm" svg:y="28.178cm">
          <text:p text:style-name="P1">DrugMap2.t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699cm" svg:height="1.778cm" svg:x="3.286cm" svg:y="31.099cm">
          <text:p text:style-name="P1">DrugMapH.tx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636cm" svg:y1="18.907cm" svg:x2="13.319cm" svg:y2="28.432cm">
          <text:p/>
        </draw:line>
        <draw:line draw:style-name="gr12" draw:text-style-name="P3" draw:layer="layout" svg:x1="21.828cm" svg:y1="19.034cm" svg:x2="13.319cm" svg:y2="28.559cm">
          <text:p/>
        </draw:line>
        <draw:line draw:style-name="gr12" draw:text-style-name="P3" draw:layer="layout" svg:x1="17.637cm" svg:y1="27.035cm" svg:x2="13.192cm" svg:y2="28.813cm">
          <text:p/>
        </draw:line>
        <draw:line draw:style-name="gr12" draw:text-style-name="P3" draw:layer="layout" svg:x1="18.78cm" svg:y1="35.925cm" svg:x2="13.065cm" svg:y2="28.813cm">
          <text:p/>
        </draw:line>
        <draw:line draw:style-name="gr12" draw:text-style-name="P3" draw:layer="layout" svg:x1="7.35cm" svg:y1="30.083cm" svg:x2="6.461cm" svg:y2="31.099cm">
          <text:p/>
        </draw:line>
        <draw:line draw:style-name="gr12" draw:text-style-name="P3" draw:layer="layout" svg:x1="12.811cm" svg:y1="28.559cm" svg:x2="10.906cm" svg:y2="27.162cm">
          <text:p/>
        </draw:line>
        <draw:line draw:style-name="gr12" draw:text-style-name="P3" draw:layer="layout" svg:x1="12.938cm" svg:y1="28.813cm" svg:x2="10.779cm" svg:y2="29.575cm">
          <text:p/>
        </draw:line>
        <draw:line draw:style-name="gr12" draw:text-style-name="P3" draw:layer="layout" svg:x1="4.683cm" svg:y1="31.226cm" svg:x2="3.032cm" svg:y2="24.241cm">
          <text:p/>
        </draw:line>
        <draw:line draw:style-name="gr12" draw:text-style-name="P3" draw:layer="layout" svg:x1="5.953cm" svg:y1="25.892cm" svg:x2="3.032cm" svg:y2="24.241cm">
          <text:p/>
        </draw:line>
        <draw:custom-shape draw:style-name="gr13" draw:text-style-name="P1" draw:layer="layout" svg:width="5.08cm" svg:height="1.778cm" svg:x="1.508cm" svg:y="22.336cm">
          <text:p text:style-name="P1">FinalDrugMap.tx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905cm" svg:y1="22.209cm" svg:x2="2.778cm" svg:y2="7.858cm">
          <text:p/>
        </draw:line>
        <draw:line draw:style-name="gr12" draw:text-style-name="P3" draw:layer="layout" svg:x1="22.209cm" svg:y1="6.842cm" svg:x2="4.81cm" svg:y2="6.842cm">
          <text:p/>
        </draw:line>
        <draw:custom-shape draw:style-name="gr13" draw:text-style-name="P1" draw:layer="layout" svg:width="5.08cm" svg:height="1.778cm" svg:x="-0.143cm" svg:y="5.953cm">
          <text:p text:style-name="P1">FinalDrugFreq.tx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5.638cm" svg:y1="7.858cm" svg:x2="25.638cm" svg:y2="9.128cm">
          <text:p/>
        </draw:line>
        <draw:line draw:style-name="gr12" draw:text-style-name="P3" draw:layer="layout" svg:x1="24.876cm" svg:y1="10.906cm" svg:x2="11.287cm" svg:y2="16.621cm">
          <text:p/>
        </draw:line>
        <draw:line draw:style-name="gr12" draw:text-style-name="P3" draw:layer="layout" svg:x1="25.13cm" svg:y1="11.16cm" svg:x2="25.13cm" svg:y2="16.875cm">
          <text:p/>
        </draw:line>
        <draw:line draw:style-name="gr12" draw:text-style-name="P3" draw:layer="layout" svg:x1="25.384cm" svg:y1="11.033cm" svg:x2="37.83cm" svg:y2="15.859cm">
          <text:p/>
        </draw:line>
        <draw:frame draw:style-name="gr14" draw:text-style-name="P2" draw:layer="layout" svg:width="7.239cm" svg:height="1.27cm" svg:x="31.607cm" svg:y="12.303cm">
          <draw:text-box>
            <text:p>Remaining</text:p>
          </draw:text-box>
        </draw:frame>
        <draw:line draw:style-name="gr12" draw:text-style-name="P3" draw:layer="layout" svg:x1="37.576cm" svg:y1="18.653cm" svg:x2="37.576cm" svg:y2="20.431cm">
          <text:p/>
        </draw:line>
        <draw:line draw:style-name="gr12" draw:text-style-name="P3" draw:layer="layout" svg:x1="37.83cm" svg:y1="22.717cm" svg:x2="37.83cm" svg:y2="24.114cm">
          <text:p/>
        </draw:line>
        <draw:line draw:style-name="gr12" draw:text-style-name="P3" draw:layer="layout" svg:x1="35.036cm" svg:y1="26.4cm" svg:x2="30.083cm" svg:y2="29.702cm">
          <text:p/>
        </draw:line>
        <draw:line draw:style-name="gr12" draw:text-style-name="P3" draw:layer="layout" svg:x1="39.1cm" svg:y1="26.4cm" svg:x2="42.275cm" svg:y2="30.337cm">
          <text:p/>
        </draw:line>
        <draw:line draw:style-name="gr12" draw:text-style-name="P3" draw:layer="layout" svg:x1="25.511cm" svg:y1="31.988cm" svg:x2="22.971cm" svg:y2="35.798cm">
          <text:p/>
        </draw:line>
        <draw:line draw:style-name="gr12" draw:text-style-name="P3" draw:layer="layout" svg:x1="30.337cm" svg:y1="32.369cm" svg:x2="35.036cm" svg:y2="36.56cm">
          <text:p/>
        </draw:line>
        <draw:line draw:style-name="gr12" draw:text-style-name="P3" draw:layer="layout" svg:x1="25.384cm" svg:y1="4.683cm" svg:x2="25.384cm" svg:y2="5.953cm">
          <text:p/>
        </draw:line>
        <draw:frame draw:style-name="gr15" draw:text-style-name="P2" draw:layer="layout" svg:width="4.064cm" svg:height="0.962cm" svg:x="7.985cm" svg:y="30.391cm">
          <draw:text-box>
            <text:p>Check</text:p>
          </draw:text-box>
        </draw:frame>
        <draw:line draw:style-name="gr12" draw:text-style-name="P3" draw:layer="layout" svg:x1="21.828cm" svg:y1="24.241cm" svg:x2="20.939cm" svg:y2="26.781cm">
          <text:p/>
        </draw:line>
        <draw:frame draw:style-name="gr16" draw:text-style-name="P4" draw:layer="layout" svg:width="9.779cm" svg:height="2.453cm" svg:x="48.244cm" svg:y="25.638cm">
          <draw:text-box>
            <text:p><text:span text:style-name="T1">typosMatching Dir</text:span></text:p>
          </draw:text-box>
        </draw:frame>
        <draw:frame draw:style-name="gr3" draw:text-style-name="P4" draw:layer="layout" svg:width="7.747cm" svg:height="1.673cm" svg:x="37.576cm" svg:y="9.763cm">
          <draw:text-box>
            <text:p><text:span text:style-name="T1">rawMatching Dir</text:span></text:p>
          </draw:text-box>
        </draw:frame>
        <draw:frame draw:style-name="gr3" draw:text-style-name="P4" draw:layer="layout" svg:width="7.747cm" svg:height="1.673cm" svg:x="3.286cm" svg:y="35.163cm">
          <draw:text-box>
            <text:p><text:span text:style-name="T1">finalMap D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5T17:07:34.054630189</meta:creation-date>
    <dc:date>2021-02-26T12:07:59.205220268</dc:date>
    <meta:editing-duration>PT1H35M4S</meta:editing-duration>
    <meta:editing-cycles>15</meta:editing-cycles>
    <meta:generator>LibreOffice/6.0.7.3$Linux_X86_64 LibreOffice_project/00m0$Build-3</meta:generator>
    <meta:document-statistic meta:object-count="58"/>
  </office:meta>
</office:document-meta>
</file>